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rlett" svg:font-family="Marlett" style:font-pitch="variable" style:font-charset="x-symbo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style:text-autospace="none"/>
    </style:style>
    <style:style style:name="P4" style:family="paragraph" style:parent-style-name="Название_20_предприятия">
      <style:paragraph-properties fo:margin-top="0cm" fo:margin-bottom="0cm" style:contextual-spacing="false" fo:line-height="150%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name-complex="Times New Roman" style:font-size-complex="14pt"/>
    </style:style>
    <style:style style:name="P6" style:family="paragraph" style:parent-style-name="Standard">
      <style:paragraph-properties fo:margin-top="0cm" fo:margin-bottom="0.423cm" style:contextual-spacing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8pt" fo:font-weight="bold" officeooo:rsid="001a1ed0" officeooo:paragraph-rsid="001a1ed0" style:font-size-asian="18pt" style:font-weight-asian="bold" style:font-name-complex="Times New Roman" style:font-size-complex="18pt"/>
    </style:style>
    <style:style style:name="P8" style:family="paragraph" style:parent-style-name="Text_20_body">
      <style:paragraph-properties fo:margin-top="0cm" fo:margin-bottom="0.21cm" style:contextual-spacing="false"/>
      <style:text-properties officeooo:paragraph-rsid="001bff82" style:font-name-complex="Times New Roman"/>
    </style:style>
    <style:style style:name="P9" style:family="paragraph" style:parent-style-name="Text_20_body">
      <style:paragraph-properties fo:margin-top="0cm" fo:margin-bottom="0.21cm" style:contextual-spacing="false"/>
      <style:text-properties officeooo:paragraph-rsid="001b4025"/>
    </style:style>
    <style:style style:name="P10" style:family="paragraph" style:parent-style-name="Text_20_body">
      <style:paragraph-properties fo:margin-top="0cm" fo:margin-bottom="0.21cm" style:contextual-spacing="false"/>
      <style:text-properties officeooo:paragraph-rsid="00222432"/>
    </style:style>
    <style:style style:name="P11" style:family="paragraph" style:parent-style-name="Heading_20_2" style:list-style-name="">
      <style:paragraph-properties fo:margin-left="0cm" fo:text-indent="0cm" style:auto-text-indent="false"/>
      <style:text-properties fo:color="#000000" loext:opacity="100%" fo:font-size="12pt" fo:font-weight="normal" style:font-size-asian="12pt" style:font-weight-asian="normal" style:font-name-complex="Times New Roman" style:font-size-complex="12pt"/>
    </style:style>
    <style:style style:name="P12" style:family="paragraph" style:parent-style-name="Text_20_body">
      <style:paragraph-properties fo:margin-top="0cm" fo:margin-bottom="0.21cm" style:contextual-spacing="false"/>
      <style:text-properties fo:font-size="14pt" fo:font-weight="bold" officeooo:paragraph-rsid="001d1956" style:font-size-asian="14pt" style:font-weight-asian="bold" style:font-name-complex="Times New Roman" style:font-size-complex="14pt"/>
    </style:style>
    <style:style style:name="P13" style:family="paragraph" style:parent-style-name="Text_20_body" style:list-style-name="WW8Num2">
      <style:text-properties style:font-name-complex="Times New Roman"/>
    </style:style>
    <style:style style:name="P14" style:family="paragraph" style:parent-style-name="Text_20_body" style:list-style-name="WW8Num2">
      <style:text-properties officeooo:rsid="001d1956" officeooo:paragraph-rsid="001d1956" style:font-name-complex="Times New Roman"/>
    </style:style>
    <style:style style:name="P15" style:family="paragraph" style:parent-style-name="Text_20_body" style:list-style-name="WW8Num2">
      <style:text-properties officeooo:rsid="001d1956" officeooo:paragraph-rsid="001d1956"/>
    </style:style>
    <style:style style:name="P16" style:family="paragraph" style:parent-style-name="Text_20_body">
      <style:paragraph-properties fo:margin-top="0cm" fo:margin-bottom="0.21cm" style:contextual-spacing="false"/>
      <style:text-properties officeooo:paragraph-rsid="0024712b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0263909" style:font-size-asian="14pt" style:font-name-complex="Times New Roman" style:font-size-complex="14pt"/>
    </style:style>
    <style:style style:name="T3" style:family="text">
      <style:text-properties fo:font-size="14pt" fo:font-weight="bold" style:font-size-asian="14pt" style:font-weight-asian="bold" style:font-name-complex="Times New Roman" style:font-size-complex="14pt"/>
    </style:style>
    <style:style style:name="T4" style:family="text"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T5" style:family="text">
      <style:text-properties fo:font-size="14pt" fo:language="en" fo:country="US" style:font-size-asian="14pt" style:font-name-complex="Times New Roman" style:font-size-complex="14pt"/>
    </style:style>
    <style:style style:name="T6" style:family="text">
      <style:text-properties fo:font-size="14pt" fo:language="en" fo:country="US" officeooo:rsid="001a1ed0" style:font-size-asian="14pt" style:font-name-complex="Times New Roman" style:font-size-complex="14pt"/>
    </style:style>
    <style:style style:name="T7" style:family="text">
      <style:text-properties fo:font-size="14pt" fo:language="en" fo:country="US" fo:font-weight="normal" officeooo:rsid="001a1ed0" style:font-size-asian="14pt" style:font-weight-asian="normal" style:font-name-complex="Times New Roman" style:font-size-complex="14pt" style:font-weight-complex="normal"/>
    </style:style>
    <style:style style:name="T8" style:family="text">
      <style:text-properties fo:font-size="14pt" fo:language="fr" fo:country="FR" fo:font-weight="bold" style:font-size-asian="14pt" style:font-weight-asian="bold" style:font-name-complex="Times New Roman" style:font-size-complex="14pt"/>
    </style:style>
    <style:style style:name="T9" style:family="text">
      <style:text-properties fo:font-size="14pt" fo:font-weight="normal" officeooo:rsid="001a1ed0" style:font-size-asian="14pt" style:font-weight-asian="normal" style:font-name-complex="Times New Roman" style:font-size-complex="14pt" style:font-weight-complex="normal"/>
    </style:style>
    <style:style style:name="T10" style:family="text">
      <style:text-properties fo:font-size="14pt" fo:language="ru" fo:country="RU" officeooo:rsid="00263909" style:font-size-asian="14pt" style:font-name-complex="Times New Roman" style:font-size-complex="14pt"/>
    </style:style>
    <style:style style:name="T11" style:family="text">
      <style:text-properties style:font-name-complex="Times New Roman"/>
    </style:style>
    <style:style style:name="T12" style:family="text">
      <style:text-properties officeooo:rsid="001bff82" style:font-name-complex="Times New Roman"/>
    </style:style>
    <style:style style:name="T13" style:family="text">
      <style:text-properties officeooo:rsid="001d1956" style:font-name-complex="Times New Roman"/>
    </style:style>
    <style:style style:name="T14" style:family="text">
      <style:text-properties officeooo:rsid="0024712b" style:font-name-complex="Times New Roman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name-complex="Times New Roman"/>
    </style:style>
    <style:style style:name="T17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18" style:family="text">
      <style:text-properties style:font-name="Times New Roman" fo:font-size="14pt" style:font-size-asian="14pt" style:font-name-complex="Times New Roman" style:font-size-complex="14pt"/>
    </style:style>
    <style:style style:name="T19" style:family="text">
      <style:text-properties style:font-name="Times New Roman" fo:font-size="14pt" officeooo:rsid="001a1ed0" style:font-size-asian="14pt" style:font-name-complex="Times New Roman" style:font-size-complex="14pt"/>
    </style:style>
    <style:style style:name="T20" style:family="text">
      <style:text-properties style:font-name="Times New Roman" fo:font-size="14pt" fo:font-weight="normal" officeooo:rsid="001a1ed0" style:font-size-asian="14pt" style:font-weight-asian="normal" style:font-name-complex="Times New Roman" style:font-size-complex="14pt" style:font-weight-complex="normal"/>
    </style:style>
    <style:style style:name="T21" style:family="text">
      <style:text-properties fo:language="en" fo:country="US"/>
    </style:style>
    <style:style style:name="T22" style:family="text">
      <style:text-properties fo:language="en" fo:country="US" style:font-name-complex="Times New Roman"/>
    </style:style>
    <style:style style:name="T23" style:family="text">
      <style:text-properties fo:language="en" fo:country="US" officeooo:rsid="001b4025" style:font-name-complex="Times New Roman"/>
    </style:style>
    <style:style style:name="T24" style:family="text">
      <style:text-properties fo:language="en" fo:country="US" officeooo:rsid="001d1956" style:font-name-complex="Times New Roman"/>
    </style:style>
    <style:style style:name="T25" style:family="text">
      <style:text-properties fo:language="en" fo:country="US" officeooo:rsid="0024712b" style:font-name-complex="Times New Roman"/>
    </style:style>
    <style:style style:name="T26" style:family="text">
      <style:text-properties fo:language="en" fo:country="US" fo:font-weight="normal" officeooo:rsid="001b4025" style:font-weight-asian="normal" style:font-name-complex="Times New Roman" style:font-weight-complex="normal"/>
    </style:style>
    <style:style style:name="T27" style:family="text">
      <style:text-properties fo:language="en" fo:country="US" officeooo:rsid="0024712b"/>
    </style:style>
    <style:style style:name="T28" style:family="text">
      <style:text-properties officeooo:rsid="001b4025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24712b" style:font-name-complex="Times New Roman"/>
    </style:style>
    <style:style style:name="T31" style:family="text">
      <style:text-properties fo:language="ru" fo:country="RU" fo:font-weight="normal" officeooo:rsid="001b4025" style:font-weight-asian="normal" style:font-name-complex="Times New Roman" style:font-weight-complex="normal"/>
    </style:style>
    <style:style style:name="T32" style:family="text">
      <style:text-properties fo:font-weight="normal" style:font-weight-asian="normal" style:font-name-complex="Times New Roman" style:font-weight-complex="normal"/>
    </style:style>
    <style:style style:name="T33" style:family="text">
      <style:text-properties fo:font-weight="normal" officeooo:rsid="001d1956" style:font-weight-asian="normal" style:font-name-complex="Times New Roman" style:font-weight-complex="normal"/>
    </style:style>
    <style:style style:name="T34" style:family="text">
      <style:text-properties fo:font-weight="normal" officeooo:rsid="001b4025" style:font-weight-asian="normal" style:font-name-complex="Times New Roman" style:font-weight-complex="normal"/>
    </style:style>
    <style:style style:name="T35" style:family="text">
      <style:text-properties officeooo:rsid="001bff82"/>
    </style:style>
    <style:style style:name="T36" style:family="text">
      <style:text-properties officeooo:rsid="00222432"/>
    </style:style>
    <style:style style:name="T37" style:family="text">
      <style:text-properties officeooo:rsid="002639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Закаблукова Анастасия Эдуардовна</text:p>
      <text:p text:style-name="P2"><text:span text:style-name="T4">Цель</text:span><text:span text:style-name="T3">: </text:span><text:span text:style-name="T1">соискание должности стажера</text:span></text:p>
      <text:p text:style-name="P5"/>
      <text:p text:style-name="P4"><text:span text:style-name="T17">Дата рождения: </text:span><text:span text:style-name="T20">16</text:span><text:span text:style-name="T18">.</text:span><text:span text:style-name="T19">09</text:span><text:span text:style-name="T18">.</text:span><text:span text:style-name="T19">2004</text:span></text:p>
      <text:p text:style-name="P1"><text:span text:style-name="T3">Город: </text:span><text:span text:style-name="T9">Санкт-Петербург</text:span></text:p>
      <text:p text:style-name="Text_20_body"><text:span text:style-name="T3">Телефон: </text:span><text:span text:style-name="T1">+7-</text:span><text:span text:style-name="T6">921</text:span><text:span text:style-name="T1">-</text:span><text:span text:style-name="T6">448</text:span><text:span text:style-name="T1">-</text:span><text:span text:style-name="T6">8</text:span><text:span text:style-name="T10">5</text:span><text:span text:style-name="T1">-</text:span><text:span text:style-name="T2">9</text:span><text:span text:style-name="T6">9</text:span><text:span text:style-name="T1"> </text:span></text:p>
      <text:p text:style-name="P3"><text:span text:style-name="T8">E-mail:</text:span><text:span text:style-name="T3"> </text:span><text:span text:style-name="T7">zaknastia2004</text:span><text:span text:style-name="T1">@</text:span><text:span text:style-name="T6">g</text:span><text:span text:style-name="T5">mail</text:span><text:span text:style-name="T1">.</text:span><text:span text:style-name="T6">com</text:span></text:p>
      <text:h text:style-name="P11" text:outline-level="2"/>
      <text:p text:style-name="P6">Образование:</text:p>
      <text:p text:style-name="P1"><text:span text:style-name="T28">Неполное в</text:span>ысшее (очное) <text:span text:style-name="T28">Российский</text:span> Государственный <text:span text:style-name="T28">Педагогический </text:span>Университет <text:span text:style-name="T36">им. А.И. Герцена </text:span>(20<text:span text:style-name="T28">22</text:span>-<text:span text:style-name="T28">н.в.</text:span>)</text:p>
      <text:p text:style-name="P1"><text:span text:style-name="T15">Специальность:</text:span> <text:span text:style-name="T37">Технологии разработки программного обеспечения</text:span></text:p>
      <text:p text:style-name="P12">Дополнительная информация:</text:p>
      <text:p text:style-name="P16"><text:span text:style-name="T16">Владение компьютером:</text:span><text:span text:style-name="T11"> </text:span></text:p>
      <text:p text:style-name="P16"><text:span text:style-name="T11">- на уровне опытного пользователя (</text:span><text:span text:style-name="T23">1C, Knime, Git, GitHub, </text:span><text:span text:style-name="T11">офисные программы)</text:span></text:p>
      <text:p text:style-name="P16"><text:span text:style-name="T11">- </text:span><text:span text:style-name="T14">на уровне уверенного пользователя (</text:span><text:span text:style-name="T23">Python, </text:span><text:span text:style-name="T24">MySQL Workbench</text:span><text:span text:style-name="T23">, LaTeX</text:span><text:span text:style-name="T30">)</text:span></text:p>
      <text:p text:style-name="P16"><text:span text:style-name="T11">- </text:span><text:span text:style-name="T14">на уровне начинающего пользователя (</text:span><text:span text:style-name="T23">Ramus, Archi, ArisExpress, Blender</text:span><text:span text:style-name="T24">, </text:span><text:span text:style-name="T23">CSS</text:span><text:span text:style-name="T30">)</text:span></text:p>
      <text:p text:style-name="P10"><text:span text:style-name="T16">Знания иностранных языков: </text:span><text:span text:style-name="T32">английский </text:span><text:span text:style-name="T34">(уровень </text:span><text:span text:style-name="T31">между </text:span><text:span text:style-name="T26">B2 - C1</text:span><text:span text:style-name="T31">)</text:span></text:p>
      <text:p text:style-name="P9"><text:span text:style-name="T16">Личные качества:</text:span><text:span text:style-name="T11"> дисциплинированн</text:span><text:span text:style-name="T12">ость</text:span><text:span text:style-name="T11">, ответственность, исполнительность, обучаемость, математический склад ума, умение работать с большим количеством информации.</text:span></text:p>
      <text:p text:style-name="Text_20_body"><text:span text:style-name="T16">Навыки и умения:</text:span><text:span text:style-name="T11"> </text:span></text:p>
      <text:list text:style-name="WW8Num2">
        <text:list-item>
          <text:p text:style-name="P13" loext:marker-style-name="T11"><text:span text:style-name="T35">написание программного кода</text:span> <text:span text:style-name="T27">(Python)</text:span></text:p>
        </text:list-item>
        <text:list-item>
          <text:p text:style-name="P14" loext:marker-style-name="T11">ведение документации <text:span text:style-name="T27">(LaTeX)</text:span></text:p>
        </text:list-item>
        <text:list-item>
          <text:p text:style-name="P14" loext:marker-style-name="T11">3<text:span text:style-name="T21">D-</text:span><text:span text:style-name="T29">моделирование </text:span><text:span text:style-name="T27">(Blender)</text:span></text:p>
        </text:list-item>
        <text:list-item>
          <text:p text:style-name="P15" loext:marker-style-name="T11"><text:span text:style-name="T11">работа с базами данных</text:span></text:p>
        </text:list-item>
        <text:list-item>
          <text:p text:style-name="P15" loext:marker-style-name="T11"><text:span text:style-name="T11">разработка веб-приложений с использованием фреймворков</text:span></text:p>
        </text:list-item>
        <text:list-item>
          <text:p text:style-name="P15" loext:marker-style-name="T11"><text:span text:style-name="T11">разработка игр </text:span><text:span text:style-name="T25">(Defold)</text:span></text:p>
        </text:list-item>
        <text:list-item>
          <text:p text:style-name="P15" loext:marker-style-name="T11"><text:span text:style-name="T11">конфигурирование 1С и программирование на 1С</text:span></text:p>
        </text:list-item>
      </text:list>
      <text:p text:style-name="Text_20_body"><text:span text:style-name="T16">Увлечения и хобби: </text:span><text:span text:style-name="T33">программирование, чтение, автоспорт, гоночные симуляторы.</text:span></text:p>
      <text:p text:style-name="Text_20_body"><text:span text:style-name="T11"/></text:p>
      <text:p text:style-name="Text_20_body"><text:span text:style-name="T11">Готова приступить к работе в ближайшее время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rlett" svg:font-family="Marlett" style:font-pitch="variable" style:font-charset="x-symbo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Название_20_предприятия" style:display-name="Название предприятия" style:family="paragraph" style:parent-style-name="Standard" style:next-style-name="Standard">
      <style:paragraph-properties fo:margin-top="0.388cm" fo:margin-bottom="0cm" style:contextual-spacing="false" style:line-height-at-least="0.388cm" fo:orphans="2" fo:widows="2" fo:hyphenation-ladder-count="no-limit">
        <style:tab-stops>
          <style:tab-stop style:position="2.54cm"/>
          <style:tab-stop style:position="11.43cm" style:type="right"/>
        </style:tab-stops>
      </style:paragraph-properties>
      <style:text-properties style:font-name="Garamond" fo:font-family="Garamond" style:font-family-generic="roman" style:font-pitch="variable" fo:font-size="11pt" style:letter-kerning="fals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Marlett" fo:font-family="Marlett" style:font-pitch="variable" style:font-charset="x-symbol" style:font-name-complex="Marlett" style:font-family-complex="Marlett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Marlett" fo:font-family="Marlett" style:font-pitch="variable" style:font-charset="x-symbol" style:font-name-complex="Marlett" style:font-family-complex="Marlett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8pt" fo:font-weight="bold" style:letter-kerning="true" style:font-name-asian="Arial Unicode MS" style:font-family-asian="'Arial Unicode MS'" style:font-family-generic-asian="swiss" style:font-pitch-asian="variable" style:font-size-asian="18pt" style:font-weight-asian="bold" style:font-name-complex="Arial Unicode MS" style:font-family-complex="'Arial Unicode MS'" style:font-family-generic-complex="swiss" style:font-pitch-complex="variable" style:font-size-complex="18pt" style:language-complex="hi" style:country-complex="IN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Marlett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Marlett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Marlett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Marlett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Marlett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Marlett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75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Бережнов Александр</meta:initial-creator>
    <meta:creation-date>2014-01-22T13:29:00</meta:creation-date>
    <dc:date>2025-04-24T17:37:55.299000000</dc:date>
    <meta:editing-cycles>13</meta:editing-cycles>
    <meta:editing-duration>PT1H14M43S</meta:editing-duration>
    <meta:generator>LibreOffice/24.2.6.2$Windows_X86_64 LibreOffice_project/ef66aa7e36a1bb8e65bfbc63aba53045a14d0871</meta:generator>
    <meta:document-statistic meta:table-count="0" meta:image-count="0" meta:object-count="0" meta:page-count="1" meta:paragraph-count="26" meta:word-count="143" meta:character-count="1220" meta:non-whitespace-character-count="1107"/>
  </office:meta>
</office:document-meta>
</file>